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 Sans" svg:font-family="'Open Sans'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.476cm"/>
      <style:text-properties fo:font-variant="normal" fo:text-transform="none" fo:color="#333333" style:font-name="Open Sans" fo:font-size="9.7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265cm" style:line-height-at-least="0.476cm" fo:text-indent="0cm" style:auto-text-indent="false"/>
      <style:text-properties fo:font-variant="normal" fo:text-transform="none" fo:color="#333333" style:font-name="Open Sans" fo:font-size="9.75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.265cm" style:line-height-at-least="0.476cm" fo:text-indent="0cm" style:auto-text-indent="false"/>
      <style:text-properties fo:font-variant="normal" fo:text-transform="none" fo:color="#333333" fo:letter-spacing="normal"/>
    </style:style>
    <style:style style:name="P4" style:family="paragraph" style:parent-style-name="Text_20_body">
      <style:paragraph-properties fo:margin-left="0cm" fo:margin-right="0cm" fo:margin-top="0cm" fo:margin-bottom="0.265cm" style:line-height-at-least="0.476cm" fo:text-indent="0cm" style:auto-text-indent="false"/>
    </style:style>
    <style:style style:name="P5" style:family="paragraph" style:parent-style-name="Heading_20_1">
      <style:text-properties fo:font-variant="normal" fo:text-transform="none" fo:color="#333333" style:font-name="Open Sans" fo:font-size="15.75pt" fo:letter-spacing="normal" fo:font-style="normal" fo:font-weight="bold"/>
    </style:style>
    <style:style style:name="P6" style:family="paragraph" style:parent-style-name="Heading_20_4">
      <style:paragraph-properties fo:margin-left="0cm" fo:margin-right="0cm" fo:margin-top="0.529cm" fo:margin-bottom="0.132cm" fo:line-height="110%" fo:text-indent="0cm" style:auto-text-indent="false"/>
      <style:text-properties fo:text-transform="uppercase" fo:color="#bf2329" style:font-name="inherit" fo:font-size="12.75pt" fo:letter-spacing="normal" fo:font-style="normal" fo:font-weight="bold"/>
    </style:style>
    <style:style style:name="P7" style:family="paragraph" style:parent-style-name="Heading_20_5">
      <style:paragraph-properties fo:margin-left="0cm" fo:margin-right="0cm" fo:margin-top="0cm" fo:margin-bottom="0.397cm" fo:line-height="110%" fo:text-indent="0cm" style:auto-text-indent="false"/>
      <style:text-properties fo:font-variant="normal" fo:text-transform="none" fo:color="#333333" style:font-name="inherit" fo:font-size="10.5pt" fo:letter-spacing="normal" fo:font-style="normal" fo:font-weight="bold"/>
    </style:style>
    <style:style style:name="T1" style:family="text">
      <style:text-properties fo:font-variant="normal" fo:text-transform="none" fo:color="#333333" style:font-name="Open Sans" fo:font-size="9.75pt" fo:letter-spacing="normal" fo:font-style="normal" fo:font-weight="bold"/>
    </style:style>
    <style:style style:name="T2" style:family="text">
      <style:text-properties fo:font-variant="normal" fo:text-transform="none" fo:color="#333333" style:font-name="Open Sans" fo:font-size="9.75pt" fo:letter-spacing="normal" fo:font-style="normal" fo:font-weight="normal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LECTURES DE LA MESSE</text:h>
      <text:section text:style-name="Sect1" text:name="messe1_lecture1">
        <text:h text:style-name="P6" text:outline-level="4">PREMIÈRE LECTURE</text:h>
        <text:h text:style-name="P7" text:outline-level="5">« En nul autre que lui, il n’y a de salut » (Ac 4, 1-12)</text:h>
        <text:p text:style-name="P2">Lecture du livre des Actes des Apôtres 4, 1-12</text:p>
        <text:p text:style-name="P2">En ces jours-là,<text:line-break/>après la guérison de l’infirme,<text:line-break/>comme Pierre et Jean parlaient encore au peuple,<text:line-break/>les prêtres survinrent,<text:line-break/>avec le commandant du Temple<text:line-break/>et les sadducéens ;<text:line-break/>ils étaient excédés de les voir enseigner le peuple<text:line-break/>et annoncer, en la personne de Jésus,<text:line-break/>la résurrection d’entre les morts.<text:line-break/>Ils les firent arrêter et placer sous bonne garde jusqu’au lendemain,<text:line-break/>puisque c’était déjà le soir.<text:line-break/>Or, beaucoup de ceux qui avaient entendu la Parole<text:line-break/>devinrent croyants ;<text:line-break/>à ne compter que les hommes,<text:line-break/>il y en avait environ cinq mille.<text:line-break/>Le lendemain se réunirent à Jérusalem<text:line-break/>les chefs du peuple, les anciens et les scribes.<text:line-break/>Il y avait là Hanne le grand prêtre,<text:line-break/>Caïphe, Jean, Alexandre,<text:line-break/>et tous ceux qui appartenaient aux familles de grands prêtres.<text:line-break/>Ils firent amener Pierre et Jean au milieu d’eux<text:line-break/>et les questionnèrent :<text:line-break/>« Par quelle puissance, par le nom de qui,<text:line-break/>avez-vous fait cette guérison ? »<text:line-break/>Alors Pierre, rempli de l’Esprit Saint,<text:line-break/>leur déclara :<text:line-break/>« Chefs du peuple et anciens,<text:line-break/>nous sommes interrogés aujourd’hui<text:line-break/>pour avoir fait du bien à un infirme,<text:line-break/>et l’on nous demande comment cet homme a été sauvé.<text:line-break/>Sachez-le donc, vous tous,<text:line-break/>ainsi que tout le peuple d’Israël :<text:line-break/>c’est par le nom de Jésus le Nazaréen,<text:line-break/>lui que vous avez crucifié<text:line-break/>mais que Dieu a ressuscité d’entre les morts,<text:line-break/>c’est par lui que cet homme<text:line-break/>se trouve là, devant vous, bien portant.<text:line-break/>Ce Jésus est la pierre méprisée de vous, les bâtisseurs,<text:line-break/>mais devenue la pierre d’angle.<text:line-break/>En nul autre que lui, il n’y a de salut,<text:line-break/>car, sous le ciel, aucun autre nom n’est donné aux hommes,<text:line-break/>qui puisse nous sauver. »</text:p>
        <text:p text:style-name="P2"><text:line-break/>– Parole du Seigneur.</text:p>
      </text:section>
      <text:section text:style-name="Sect1" text:name="messe1_lecture2">
        <text:h text:style-name="P6" text:outline-level="4"><text:soft-page-break/>PSAUME</text:h>
        <text:h text:style-name="P7" text:outline-level="5">(117 (118), 1-2.4, 22-24, 25-27a)</text:h>
        <text:p text:style-name="P4"><text:span text:style-name="Strong_20_Emphasis"><text:span text:style-name="T1">R/ La pierre qu’ont rejetée les bâtisseurs<text:line-break/>est devenue la pierre d’angle.<text:line-break/>ou : Alléluia !</text:span></text:span><text:span text:style-name="T2"> (117, 22)</text:span></text:p>
        <text:p text:style-name="P2">Rendez grâce au Seigneur : Il est bon !<text:line-break/>Éternel est son amour !<text:line-break/>Oui, que le dise Israël :<text:line-break/>Éternel est son amour !<text:line-break/>Qu’ils le disent, ceux qui craignent le Seigneur :<text:line-break/>Éternel est son amour !</text:p>
        <text:p text:style-name="P3"> </text:p>
        <text:p text:style-name="P2">La pierre qu’ont rejetée les bâtisseurs<text:line-break/>est devenue la pierre d’angle :<text:line-break/>c’est là l’œuvre du Seigneur,<text:line-break/>la merveille devant nos yeux.<text:line-break/>Voici le jour que fit le Seigneur,<text:line-break/>qu’il soit pour nous jour de fête et de joie !<text:line-break/><text:line-break/>Donne, Seigneur, donne le salut !<text:line-break/>Donne, Seigneur, donne la victoire !<text:line-break/>Béni soit au nom du Seigneur celui qui vient !<text:line-break/>De la maison du Seigneur, nous vous bénissons !<text:line-break/>Dieu, le Seigneur, nous illumine.</text:p>
      </text:section>
      <text:section text:style-name="Sect1" text:name="messe1_lecture3">
        <text:h text:style-name="P6" text:outline-level="4">ÉVANGILE</text:h>
        <text:h text:style-name="P7" text:outline-level="5">« Jésus s’approche ; il prend le pain et le leur donne ; et de même pour le poisson » (Jn 21, 1-14)</text:h>
        <text:p text:style-name="P4"><text:span text:style-name="Strong_20_Emphasis"><text:span text:style-name="T1">Alléluia. Alléluia.</text:span></text:span><text:span text:style-name="T2"><text:line-break/>Voici le jour que fit le Seigneur,<text:line-break/>qu’il soit pour nous jour de fête et de joie !<text:line-break/></text:span><text:span text:style-name="Strong_20_Emphasis"><text:span text:style-name="T1">Alléluia.</text:span></text:span></text:p>
        <text:p text:style-name="P1">(Ps 117, 24)</text:p>
        <text:p text:style-name="P2">Évangile de Jésus Christ selon saint Jean</text:p>
        <text:p text:style-name="P2">En ce temps-là,<text:line-break/>Jésus se manifesta encore aux disciples<text:line-break/>sur le bord de la mer de Tibériade, et voici comment.<text:line-break/>Il y avait là, ensemble, Simon-Pierre,<text:line-break/>avec Thomas, appelé Didyme (c’est-à-dire Jumeau),<text:line-break/>Nathanaël, de Cana de Galilée,<text:line-break/>les fils de Zébédée,<text:line-break/>et deux autres de ses disciples.<text:line-break/>Simon-Pierre leur dit :<text:line-break/>« Je m’en vais à la pêche. »<text:line-break/>Ils lui répondent :<text:line-break/>« Nous aussi, nous allons avec toi. »<text:line-break/>Ils partirent et montèrent dans la barque ;<text:line-break/><text:soft-page-break/>or, cette nuit-là, ils ne prirent rien.<text:line-break/>Au lever du jour, Jésus se tenait sur le rivage,<text:line-break/>mais les disciples ne savaient pas que c’était lui.<text:line-break/>Jésus leur dit :<text:line-break/>« Les enfants,<text:line-break/>auriez-vous quelque chose à manger ? »<text:line-break/>Ils lui répondirent :<text:line-break/>« Non. »<text:line-break/>Il leur dit :<text:line-break/>« Jetez le filet à droite de la barque,<text:line-break/>et vous trouverez. »<text:line-break/>Ils jetèrent donc le filet,<text:line-break/>et cette fois ils n’arrivaient pas à le tirer,<text:line-break/>tellement il y avait de poissons.<text:line-break/>Alors, le disciple que Jésus aimait<text:line-break/>dit à Pierre :<text:line-break/>« C’est le Seigneur ! »<text:line-break/>Quand Simon-Pierre entendit que c’était le Seigneur,<text:line-break/>il passa un vêtement,<text:line-break/>car il n’avait rien sur lui,<text:line-break/>et il se jeta à l’eau.<text:line-break/>Les autres disciples arrivèrent en barque,<text:line-break/>traînant le filet plein de poissons ;<text:line-break/>la terre n’était qu’à une centaine de mètres.<text:line-break/>Une fois descendus à terre,<text:line-break/>ils aperçoivent, disposé là, un feu de braise<text:line-break/>avec du poisson posé dessus,<text:line-break/>et du pain.<text:line-break/>Jésus leur dit :<text:line-break/>« Apportez donc de ces poissons<text:line-break/>que vous venez de prendre. »<text:line-break/>Simon-Pierre remonta<text:line-break/>et tira jusqu’à terre le filet plein de gros poissons :<text:line-break/>il y en avait cent cinquante-trois.<text:line-break/>Et, malgré cette quantité, le filet ne s’était pas déchiré.<text:line-break/>Jésus leur dit alors :<text:line-break/>« Venez manger. »<text:line-break/>Aucun des disciples n’osait lui demander :<text:line-break/>« Qui es-tu ? »<text:line-break/>Ils savaient que c’était le Seigneur.<text:line-break/>Jésus s’approche ;<text:line-break/>il prend le pain<text:line-break/>et le leur donne ;<text:line-break/>et de même pour le poisson.</text:p>
        <text:p text:style-name="P2"><text:line-break/>C’était la troisième fois<text:line-break/>que Jésus ressuscité d’entre les morts<text:line-break/>se manifestait à ses disciples.</text:p>
        <text:p text:style-name="P2"><text:line-break/>– Acclamons la Parole de Dieu.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 Sans" svg:font-family="'Open Sans'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er" style:next-style-name="Text_20_body" style:default-outline-level="1" style:list-style-name="" style:class="text">
      <style:text-properties style:font-name="Liberation Serif" fo:font-size="24pt" fo:font-weight="bold" style:font-name-asian="Droid Sans" style:font-size-asian="24pt" style:font-weight-asian="bold" style:font-name-complex="Lohit Hindi" style:font-size-complex="24pt" style:font-weight-complex="bold"/>
    </style:style>
    <style:style style:name="Heading_20_4" style:display-name="Heading 4" style:family="paragraph" style:parent-style-name="Header" style:next-style-name="Text_20_body" style:default-outline-level="4" style:list-style-name="" style:class="text">
      <style:text-properties style:font-name="Liberation Serif" fo:font-size="12pt" fo:font-weight="bold" style:font-name-asian="Droid Sans" style:font-size-asian="12pt" style:font-weight-asian="bold" style:font-name-complex="Lohit Hindi" style:font-size-complex="12pt" style:font-weight-complex="bold"/>
    </style:style>
    <style:style style:name="Heading_20_5" style:display-name="Heading 5" style:family="paragraph" style:parent-style-name="Header" style:next-style-name="Text_20_body" style:default-outline-level="5" style:list-style-name="" style:class="text">
      <style:text-properties style:font-name="Liberation Serif" fo:font-size="10pt" fo:font-weight="bold" style:font-name-asian="Droid Sans" style:font-size-asian="10pt" style:font-weight-asian="bold" style:font-name-complex="Lohit Hindi" style:font-size-complex="10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weł Bielecki</meta:initial-creator>
    <meta:creation-date>2017-03-19T15:35:08</meta:creation-date>
    <dc:date>2017-03-19T15:36:20</dc:date>
    <dc:creator>Paweł Bielecki</dc:creator>
    <meta:editing-duration>P0D</meta:editing-duration>
    <meta:editing-cycles>1</meta:editing-cycles>
    <meta:document-statistic meta:table-count="0" meta:image-count="0" meta:object-count="0" meta:page-count="3" meta:paragraph-count="20" meta:word-count="860" meta:character-count="4642" meta:non-whitespace-character-count="3796"/>
    <meta:generator>LibreOffice/3.5$Linux_x86 LibreOffice_project/350m1$Build-2</meta:generator>
  </office:meta>
</office:document-meta>
</file>